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MultithreadedTest.testPost40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MultithreadedTest.testPost01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MultithreadedTest.testPostMixedEventType01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MultithreadedTest.onEvent( Objec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BusMultithreadedTest.testPostMixedEventType40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MultithreadedTest.runThreadsMixedEventType( int count , int thread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EventBusMultithreadedTest.runThreadsMixedEventType( int thread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MultithreadedTest.triggerAndWaitForThreads( List &lt; PosterThread &gt; threads , CountDownLatch lat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ventBusMultithreadedTest.onEventMainThread( Integer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BusMultithreadedTest.testPost04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MultithreadedTest.runThreadsSingleEventType( int thread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sterThread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sterThread.PosterThread( CountDownLatch latch , int iterations , Object eventToP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BusMultithreadedTest.onEventAsync( IntTes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BusMultithreadedTest.onEventBackgroundThread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BusMultithreadedTest.testPostMixedEventType04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MultithreadedTest.startThreads( CountDownLatch latch , int threadCount , int iterations , Object eventToPo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